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c665" officeooo:paragraph-rsid="0002c665" style:font-weight-asian="bold"/>
    </style:style>
    <style:style style:name="P2" style:family="paragraph" style:parent-style-name="Standard">
      <style:text-properties officeooo:rsid="0007d9e4" officeooo:paragraph-rsid="0008b896"/>
    </style:style>
    <style:style style:name="P3" style:family="paragraph" style:parent-style-name="Standard">
      <style:text-properties officeooo:rsid="0007d9e4" officeooo:paragraph-rsid="000d341c"/>
    </style:style>
    <style:style style:name="P4" style:family="paragraph" style:parent-style-name="Standard">
      <style:text-properties officeooo:rsid="0007d9e4" officeooo:paragraph-rsid="00142952"/>
    </style:style>
    <style:style style:name="P5" style:family="paragraph" style:parent-style-name="Standard">
      <style:text-properties officeooo:rsid="0007d9e4" officeooo:paragraph-rsid="001b5321"/>
    </style:style>
    <style:style style:name="P6" style:family="paragraph" style:parent-style-name="Standard">
      <style:text-properties officeooo:rsid="0007d9e4" officeooo:paragraph-rsid="002233c1"/>
    </style:style>
    <style:style style:name="P7" style:family="paragraph" style:parent-style-name="Standard">
      <style:text-properties officeooo:rsid="0007d9e4" officeooo:paragraph-rsid="0023733f"/>
    </style:style>
    <style:style style:name="P8" style:family="paragraph" style:parent-style-name="Standard">
      <style:text-properties officeooo:rsid="0007d9e4" officeooo:paragraph-rsid="002608cc"/>
    </style:style>
    <style:style style:name="P9" style:family="paragraph" style:parent-style-name="Standard">
      <style:text-properties officeooo:rsid="0007d9e4" officeooo:paragraph-rsid="00270609"/>
    </style:style>
    <style:style style:name="P10" style:family="paragraph" style:parent-style-name="Standard">
      <style:text-properties officeooo:rsid="000ddb7f" officeooo:paragraph-rsid="000ddb7f"/>
    </style:style>
    <style:style style:name="P11" style:family="paragraph" style:parent-style-name="Standard">
      <style:text-properties officeooo:rsid="000ddb7f" officeooo:paragraph-rsid="00142952"/>
    </style:style>
    <style:style style:name="P12" style:family="paragraph" style:parent-style-name="Standard">
      <style:text-properties officeooo:rsid="000ddb7f" officeooo:paragraph-rsid="001d39d7"/>
    </style:style>
    <style:style style:name="P13" style:family="paragraph" style:parent-style-name="Standard">
      <style:text-properties officeooo:rsid="000ddb7f" officeooo:paragraph-rsid="002233c1"/>
    </style:style>
    <style:style style:name="P14" style:family="paragraph" style:parent-style-name="Standard">
      <style:text-properties officeooo:rsid="000ddb7f" officeooo:paragraph-rsid="0023733f"/>
    </style:style>
    <style:style style:name="P15" style:family="paragraph" style:parent-style-name="Standard">
      <style:text-properties officeooo:rsid="000ddb7f" officeooo:paragraph-rsid="002608cc"/>
    </style:style>
    <style:style style:name="P16" style:family="paragraph" style:parent-style-name="Standard">
      <style:text-properties officeooo:rsid="000ddb7f" officeooo:paragraph-rsid="00270609"/>
    </style:style>
    <style:style style:name="P17" style:family="paragraph" style:parent-style-name="Standard">
      <style:text-properties officeooo:paragraph-rsid="001008ce"/>
    </style:style>
    <style:style style:name="P18" style:family="paragraph" style:parent-style-name="Standard">
      <style:text-properties fo:font-weight="normal" officeooo:rsid="00119afc" officeooo:paragraph-rsid="00119afc" style:font-weight-asian="normal" style:font-weight-complex="normal"/>
    </style:style>
    <style:style style:name="P19" style:family="paragraph" style:parent-style-name="Standard">
      <style:text-properties fo:font-weight="normal" officeooo:rsid="00119afc" officeooo:paragraph-rsid="00142952" style:font-weight-asian="normal" style:font-weight-complex="normal"/>
    </style:style>
    <style:style style:name="P20" style:family="paragraph" style:parent-style-name="Standard">
      <style:text-properties fo:font-weight="normal" officeooo:rsid="00122a7f" officeooo:paragraph-rsid="00122a7f" style:font-weight-asian="normal" style:font-weight-complex="normal"/>
    </style:style>
    <style:style style:name="P21" style:family="paragraph" style:parent-style-name="Standard">
      <style:text-properties fo:font-weight="normal" officeooo:rsid="00122a7f" officeooo:paragraph-rsid="00142952" style:font-weight-asian="normal" style:font-weight-complex="normal"/>
    </style:style>
    <style:style style:name="P22" style:family="paragraph" style:parent-style-name="Standard">
      <style:text-properties fo:font-weight="normal" officeooo:rsid="00122a7f" officeooo:paragraph-rsid="002233c1" style:font-weight-asian="normal" style:font-weight-complex="normal"/>
    </style:style>
    <style:style style:name="P23" style:family="paragraph" style:parent-style-name="Standard">
      <style:text-properties fo:font-weight="normal" officeooo:rsid="00122a7f" officeooo:paragraph-rsid="0023733f" style:font-weight-asian="normal" style:font-weight-complex="normal"/>
    </style:style>
    <style:style style:name="P24" style:family="paragraph" style:parent-style-name="Standard">
      <style:text-properties fo:font-weight="normal" officeooo:rsid="00122a7f" officeooo:paragraph-rsid="00270609" style:font-weight-asian="normal" style:font-weight-complex="normal"/>
    </style:style>
    <style:style style:name="P25" style:family="paragraph" style:parent-style-name="Standard">
      <style:text-properties fo:font-weight="normal" officeooo:rsid="0023eb52" officeooo:paragraph-rsid="0023eb52" style:font-weight-asian="normal" style:font-weight-complex="normal"/>
    </style:style>
    <style:style style:name="P26" style:family="paragraph" style:parent-style-name="Standard">
      <style:text-properties fo:font-weight="normal" officeooo:rsid="002608cc" officeooo:paragraph-rsid="002608cc" style:font-weight-asian="normal" style:font-weight-complex="normal"/>
    </style:style>
    <style:style style:name="P27" style:family="paragraph" style:parent-style-name="Standard">
      <style:text-properties officeooo:paragraph-rsid="00142952"/>
    </style:style>
    <style:style style:name="P28" style:family="paragraph" style:parent-style-name="Standard">
      <style:text-properties officeooo:paragraph-rsid="002233c1"/>
    </style:style>
    <style:style style:name="P29" style:family="paragraph" style:parent-style-name="Standard">
      <style:text-properties officeooo:paragraph-rsid="002608cc"/>
    </style:style>
    <style:style style:name="P30" style:family="paragraph" style:parent-style-name="Standard">
      <style:text-properties officeooo:paragraph-rsid="00270609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/>
    </style:style>
    <style:style style:name="P32" style:family="paragraph" style:parent-style-name="Standard">
      <style:text-properties fo:font-weight="bold" style:font-weight-asian="bold"/>
    </style:style>
    <style:style style:name="P33" style:family="paragraph" style:parent-style-name="Standard">
      <style:text-properties fo:font-weight="bold" officeooo:paragraph-rsid="00142952" style:font-weight-asian="bold"/>
    </style:style>
    <style:style style:name="P34" style:family="paragraph" style:parent-style-name="Standard">
      <style:text-properties fo:font-weight="bold" officeooo:paragraph-rsid="002233c1" style:font-weight-asian="bold"/>
    </style:style>
    <style:style style:name="P35" style:family="paragraph" style:parent-style-name="Standard">
      <style:text-properties fo:font-weight="bold" officeooo:paragraph-rsid="0023733f" style:font-weight-asian="bold"/>
    </style:style>
    <style:style style:name="P36" style:family="paragraph" style:parent-style-name="Standard">
      <style:text-properties fo:font-weight="bold" officeooo:paragraph-rsid="002608cc" style:font-weight-asian="bold"/>
    </style:style>
    <style:style style:name="P37" style:family="paragraph" style:parent-style-name="Standard">
      <style:text-properties fo:font-weight="bold" officeooo:paragraph-rsid="00270609" style:font-weight-asian="bold"/>
    </style:style>
    <style:style style:name="P38" style:family="paragraph" style:parent-style-name="Standard">
      <style:text-properties fo:font-weight="bold" officeooo:paragraph-rsid="0030609c" style:font-weight-asian="bold"/>
    </style:style>
    <style:style style:name="P39" style:family="paragraph" style:parent-style-name="Standard">
      <style:text-properties fo:font-weight="bold" officeooo:paragraph-rsid="00323a52" style:font-weight-asian="bold"/>
    </style:style>
    <style:style style:name="P40" style:family="paragraph" style:parent-style-name="Standard">
      <style:text-properties fo:font-weight="bold" officeooo:paragraph-rsid="0038240b" style:font-weight-asian="bold"/>
    </style:style>
    <style:style style:name="P41" style:family="paragraph" style:parent-style-name="Standard">
      <style:text-properties fo:font-weight="bold" officeooo:paragraph-rsid="00416062" style:font-weight-asian="bold"/>
    </style:style>
    <style:style style:name="P42" style:family="paragraph" style:parent-style-name="Standard">
      <style:text-properties fo:color="#000000" style:font-name="Calibri" fo:font-size="11pt" fo:font-weight="normal" officeooo:rsid="002608cc" officeooo:paragraph-rsid="002608cc" style:font-name-asian="0" style:font-size-asian="11pt" style:language-asian="ar" style:country-asian="SA" style:font-weight-asian="normal" style:font-name-complex="Calibri1" style:font-size-complex="11pt" style:language-complex="en" style:country-complex="US" style:font-weight-complex="normal"/>
    </style:style>
    <style:style style:name="P43" style:family="paragraph" style:parent-style-name="Standard">
      <style:text-properties fo:color="#000000" style:font-name="Calibri" fo:font-size="11pt" fo:font-weight="normal" officeooo:rsid="002608cc" officeooo:paragraph-rsid="00270609" style:font-name-asian="0" style:font-size-asian="11pt" style:language-asian="ar" style:country-asian="SA" style:font-weight-asian="normal" style:font-name-complex="Calibri1" style:font-size-complex="11pt" style:language-complex="en" style:country-complex="US" style:font-weight-complex="normal"/>
    </style:style>
    <style:style style:name="P44" style:family="paragraph" style:parent-style-name="Standard">
      <style:text-properties fo:color="#000000" style:font-name="Calibri" fo:font-size="11pt" fo:font-weight="normal" officeooo:rsid="003175e7" officeooo:paragraph-rsid="003175e7" style:font-name-asian="0" style:font-size-asian="11pt" style:language-asian="ar" style:country-asian="SA" style:font-weight-asian="normal" style:font-name-complex="Calibri1" style:font-size-complex="11pt" style:language-complex="en" style:country-complex="US" style:font-weight-complex="normal"/>
    </style:style>
    <style:style style:name="P45" style:family="paragraph" style:parent-style-name="Standard">
      <style:text-properties fo:color="#000000" style:font-name="Calibri" fo:font-size="11pt" fo:font-weight="normal" officeooo:rsid="00323a52" officeooo:paragraph-rsid="00323a52" style:font-name-asian="0" style:font-size-asian="11pt" style:language-asian="ar" style:country-asian="SA" style:font-weight-asian="normal" style:font-name-complex="Calibri1" style:font-size-complex="11pt" style:language-complex="en" style:country-complex="US" style:font-weight-complex="normal"/>
    </style:style>
    <style:style style:name="P46" style:family="paragraph" style:parent-style-name="Standard">
      <style:text-properties fo:color="#000000" style:font-name="Calibri" fo:font-size="11pt" fo:font-weight="normal" officeooo:rsid="003c203b" officeooo:paragraph-rsid="003c203b" style:font-name-asian="0" style:font-size-asian="11pt" style:language-asian="ar" style:country-asian="SA" style:font-weight-asian="normal" style:font-name-complex="Calibri1" style:font-size-complex="11pt" style:language-complex="en" style:country-complex="US" style:font-weight-complex="normal"/>
    </style:style>
    <style:style style:name="P47" style:family="paragraph" style:parent-style-name="Standard">
      <style:text-properties fo:color="#000000" style:font-name="Calibri" fo:font-size="11pt" fo:font-weight="normal" officeooo:rsid="004ad50e" officeooo:paragraph-rsid="0049070f" style:font-name-asian="0" style:font-size-asian="11pt" style:language-asian="ar" style:country-asian="SA" style:font-weight-asian="normal" style:font-name-complex="Calibri1" style:font-size-complex="11pt" style:language-complex="en" style:country-complex="US" style:font-weight-complex="normal"/>
    </style:style>
    <style:style style:name="P48" style:family="paragraph" style:parent-style-name="Standard">
      <style:text-properties fo:font-weight="normal" officeooo:rsid="00122a7f" officeooo:paragraph-rsid="00323a52" style:font-weight-asian="normal" style:font-weight-complex="normal"/>
    </style:style>
    <style:style style:name="P49" style:family="paragraph" style:parent-style-name="Standard">
      <style:text-properties fo:font-weight="normal" officeooo:rsid="00122a7f" officeooo:paragraph-rsid="0033a25a" style:font-weight-asian="normal" style:font-weight-complex="normal"/>
    </style:style>
    <style:style style:name="P50" style:family="paragraph" style:parent-style-name="Standard">
      <style:text-properties fo:font-weight="normal" officeooo:rsid="00122a7f" officeooo:paragraph-rsid="0038240b" style:font-weight-asian="normal" style:font-weight-complex="normal"/>
    </style:style>
    <style:style style:name="P51" style:family="paragraph" style:parent-style-name="Standard">
      <style:text-properties fo:font-weight="normal" officeooo:rsid="004522f9" officeooo:paragraph-rsid="004b3501" style:font-weight-asian="normal" style:font-weight-complex="normal"/>
    </style:style>
    <style:style style:name="P52" style:family="paragraph" style:parent-style-name="Standard">
      <style:text-properties officeooo:rsid="0007d9e4" officeooo:paragraph-rsid="0030609c"/>
    </style:style>
    <style:style style:name="P53" style:family="paragraph" style:parent-style-name="Standard">
      <style:text-properties officeooo:rsid="0007d9e4" officeooo:paragraph-rsid="0031c507"/>
    </style:style>
    <style:style style:name="P54" style:family="paragraph" style:parent-style-name="Standard">
      <style:text-properties officeooo:rsid="0007d9e4" officeooo:paragraph-rsid="00323a52"/>
    </style:style>
    <style:style style:name="P55" style:family="paragraph" style:parent-style-name="Standard">
      <style:text-properties officeooo:rsid="0007d9e4" officeooo:paragraph-rsid="0038240b"/>
    </style:style>
    <style:style style:name="P56" style:family="paragraph" style:parent-style-name="Standard">
      <style:text-properties officeooo:rsid="0007d9e4" officeooo:paragraph-rsid="00416062"/>
    </style:style>
    <style:style style:name="P57" style:family="paragraph" style:parent-style-name="Standard">
      <style:text-properties officeooo:rsid="000ddb7f" officeooo:paragraph-rsid="0030609c"/>
    </style:style>
    <style:style style:name="P58" style:family="paragraph" style:parent-style-name="Standard">
      <style:text-properties officeooo:rsid="000ddb7f" officeooo:paragraph-rsid="00323a52"/>
    </style:style>
    <style:style style:name="P59" style:family="paragraph" style:parent-style-name="Standard">
      <style:text-properties officeooo:rsid="000ddb7f" officeooo:paragraph-rsid="0038240b"/>
    </style:style>
    <style:style style:name="P60" style:family="paragraph" style:parent-style-name="Standard">
      <style:text-properties officeooo:rsid="000ddb7f" officeooo:paragraph-rsid="00416062"/>
    </style:style>
    <style:style style:name="P61" style:family="paragraph" style:parent-style-name="Standard">
      <style:text-properties officeooo:rsid="000ddb7f" officeooo:paragraph-rsid="00470829"/>
    </style:style>
    <style:style style:name="P62" style:family="paragraph" style:parent-style-name="Standard">
      <style:text-properties officeooo:paragraph-rsid="0030609c"/>
    </style:style>
    <style:style style:name="P63" style:family="paragraph" style:parent-style-name="Standard">
      <style:text-properties officeooo:paragraph-rsid="00323a52"/>
    </style:style>
    <style:style style:name="P64" style:family="paragraph" style:parent-style-name="Standard">
      <style:text-properties officeooo:paragraph-rsid="0038240b"/>
    </style:style>
    <style:style style:name="P65" style:family="paragraph" style:parent-style-name="Standard">
      <style:text-properties officeooo:paragraph-rsid="00416062"/>
    </style:style>
    <style:style style:name="P66" style:family="paragraph" style:parent-style-name="Standard">
      <style:text-properties officeooo:paragraph-rsid="00470829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5b907" style:font-size-asian="14pt" style:font-weight-asian="bold" style:font-size-complex="14pt"/>
    </style:style>
    <style:style style:name="T3" style:family="text">
      <style:text-properties fo:font-size="14pt" fo:font-weight="bold" officeooo:rsid="001008ce" style:font-size-asian="14pt" style:font-weight-asian="bold" style:font-size-complex="14pt"/>
    </style:style>
    <style:style style:name="T4" style:family="text">
      <style:text-properties fo:font-size="14pt" fo:font-weight="bold" officeooo:rsid="00111b0d" style:font-size-asian="14pt" style:font-weight-asian="bold" style:font-size-complex="14pt"/>
    </style:style>
    <style:style style:name="T5" style:family="text">
      <style:text-properties fo:font-size="14pt" fo:font-weight="bold" officeooo:rsid="00122a7f" style:font-size-asian="14pt" style:font-weight-asian="bold" style:font-size-complex="14pt"/>
    </style:style>
    <style:style style:name="T6" style:family="text">
      <style:text-properties fo:font-size="14pt" fo:font-weight="bold" officeooo:rsid="00142952" style:font-size-asian="14pt" style:font-weight-asian="bold" style:font-size-complex="14pt"/>
    </style:style>
    <style:style style:name="T7" style:family="text">
      <style:text-properties fo:font-size="14pt" fo:font-weight="bold" officeooo:rsid="002233c1" style:font-size-asian="14pt" style:font-weight-asian="bold" style:font-size-complex="14pt"/>
    </style:style>
    <style:style style:name="T8" style:family="text">
      <style:text-properties fo:font-size="14pt" fo:font-weight="bold" officeooo:rsid="002608cc" style:font-size-asian="14pt" style:font-weight-asian="bold" style:font-size-complex="14pt"/>
    </style:style>
    <style:style style:name="T9" style:family="text">
      <style:text-properties fo:font-size="14pt" fo:font-weight="bold" officeooo:rsid="002660db" style:font-size-asian="14pt" style:font-weight-asian="bold" style:font-size-complex="14pt"/>
    </style:style>
    <style:style style:name="T10" style:family="text">
      <style:text-properties fo:font-size="14pt" fo:font-weight="bold" officeooo:rsid="00270609" style:font-size-asian="14pt" style:font-weight-asian="bold" style:font-size-complex="14pt"/>
    </style:style>
    <style:style style:name="T11" style:family="text">
      <style:text-properties fo:font-size="14pt" fo:font-weight="bold" officeooo:rsid="0030609c" style:font-size-asian="14pt" style:font-weight-asian="bold" style:font-size-complex="14pt"/>
    </style:style>
    <style:style style:name="T12" style:family="text">
      <style:text-properties fo:font-size="14pt" fo:font-weight="bold" officeooo:rsid="003175e7" style:font-size-asian="14pt" style:font-weight-asian="bold" style:font-size-complex="14pt"/>
    </style:style>
    <style:style style:name="T13" style:family="text">
      <style:text-properties fo:font-size="14pt" fo:font-weight="bold" officeooo:rsid="00323a52" style:font-size-asian="14pt" style:font-weight-asian="bold" style:font-size-complex="14pt"/>
    </style:style>
    <style:style style:name="T14" style:family="text">
      <style:text-properties fo:font-size="14pt" fo:font-weight="bold" officeooo:rsid="0038240b" style:font-size-asian="14pt" style:font-weight-asian="bold" style:font-size-complex="14pt"/>
    </style:style>
    <style:style style:name="T15" style:family="text">
      <style:text-properties fo:font-size="14pt" fo:font-weight="bold" officeooo:rsid="00416062" style:font-size-asian="14pt" style:font-weight-asian="bold" style:font-size-complex="14pt"/>
    </style:style>
    <style:style style:name="T16" style:family="text">
      <style:text-properties fo:font-size="14pt" fo:font-weight="bold" officeooo:rsid="004522f9" style:font-size-asian="14pt" style:font-weight-asian="bold" style:font-size-complex="14pt"/>
    </style:style>
    <style:style style:name="T17" style:family="text">
      <style:text-properties fo:font-size="14pt" fo:font-weight="bold" officeooo:rsid="005325ae" style:font-size-asian="14pt" style:font-weight-asian="bold" style:font-size-complex="14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0d9664" style:font-weight-asian="bold"/>
    </style:style>
    <style:style style:name="T20" style:family="text">
      <style:text-properties fo:font-weight="bold" officeooo:rsid="001612a2" style:font-weight-asian="bold"/>
    </style:style>
    <style:style style:name="T21" style:family="text">
      <style:text-properties fo:font-weight="bold" officeooo:rsid="0017c1e1" style:font-weight-asian="bold"/>
    </style:style>
    <style:style style:name="T22" style:family="text">
      <style:text-properties fo:font-weight="bold" officeooo:rsid="0019b1fd" style:font-weight-asian="bold"/>
    </style:style>
    <style:style style:name="T23" style:family="text">
      <style:text-properties fo:font-weight="bold" officeooo:rsid="001b5321" style:font-weight-asian="bold"/>
    </style:style>
    <style:style style:name="T24" style:family="text">
      <style:text-properties fo:font-weight="bold" officeooo:rsid="001d39d7" style:font-weight-asian="bold"/>
    </style:style>
    <style:style style:name="T25" style:family="text">
      <style:text-properties fo:font-weight="bold" officeooo:rsid="002608cc" style:font-weight-asian="bold"/>
    </style:style>
    <style:style style:name="T26" style:family="text">
      <style:text-properties fo:font-weight="bold" officeooo:rsid="002660db" style:font-weight-asian="bold"/>
    </style:style>
    <style:style style:name="T27" style:family="text">
      <style:text-properties fo:font-weight="bold" officeooo:rsid="0027d891" style:font-weight-asian="bold"/>
    </style:style>
    <style:style style:name="T28" style:family="text">
      <style:text-properties fo:font-weight="bold" officeooo:rsid="00350ea5" style:font-weight-asian="bold"/>
    </style:style>
    <style:style style:name="T29" style:family="text">
      <style:text-properties fo:font-weight="bold" officeooo:rsid="003ea89e" style:font-weight-asian="bold"/>
    </style:style>
    <style:style style:name="T30" style:family="text">
      <style:text-properties fo:font-weight="bold" officeooo:rsid="004522f9" style:font-weight-asian="bold"/>
    </style:style>
    <style:style style:name="T31" style:family="text">
      <style:text-properties fo:font-weight="bold" officeooo:rsid="000ddb7f" style:font-weight-asian="bold"/>
    </style:style>
    <style:style style:name="T32" style:family="text">
      <style:text-properties fo:font-weight="bold" officeooo:rsid="00506f9d" style:font-weight-asian="bold"/>
    </style:style>
    <style:style style:name="T33" style:family="text">
      <style:text-properties officeooo:rsid="0002fb18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7d9e4" style:font-weight-asian="normal" style:font-weight-complex="normal"/>
    </style:style>
    <style:style style:name="T36" style:family="text">
      <style:text-properties fo:font-weight="normal" officeooo:rsid="000a1292" style:font-weight-asian="normal" style:font-weight-complex="normal"/>
    </style:style>
    <style:style style:name="T37" style:family="text">
      <style:text-properties fo:font-weight="normal" officeooo:rsid="000a90ee" style:font-weight-asian="normal" style:font-weight-complex="normal"/>
    </style:style>
    <style:style style:name="T38" style:family="text">
      <style:text-properties fo:font-weight="normal" officeooo:rsid="000eb333" style:font-weight-asian="normal" style:font-weight-complex="normal"/>
    </style:style>
    <style:style style:name="T39" style:family="text">
      <style:text-properties fo:font-weight="normal" officeooo:rsid="001d39d7" style:font-weight-asian="normal" style:font-weight-complex="normal"/>
    </style:style>
    <style:style style:name="T40" style:family="text">
      <style:text-properties fo:font-weight="normal" officeooo:rsid="004522f9" style:font-weight-asian="normal" style:font-weight-complex="normal"/>
    </style:style>
    <style:style style:name="T41" style:family="text">
      <style:text-properties officeooo:rsid="0008b896"/>
    </style:style>
    <style:style style:name="T42" style:family="text">
      <style:text-properties officeooo:rsid="000a1292"/>
    </style:style>
    <style:style style:name="T43" style:family="text">
      <style:text-properties officeooo:rsid="000a90ee"/>
    </style:style>
    <style:style style:name="T44" style:family="text">
      <style:text-properties officeooo:rsid="001e2822"/>
    </style:style>
    <style:style style:name="T45" style:family="text">
      <style:text-properties officeooo:rsid="002233c1"/>
    </style:style>
    <style:style style:name="T46" style:family="text">
      <style:text-properties officeooo:rsid="0023733f"/>
    </style:style>
    <style:style style:name="T47" style:family="text">
      <style:text-properties fo:color="#000000" style:font-name="Calibri" fo:font-size="11pt" style:font-name-asian="0" style:font-size-asian="11pt" style:language-asian="ar" style:country-asian="SA" style:font-name-complex="Calibri1" style:font-size-complex="11pt" style:language-complex="en" style:country-complex="US"/>
    </style:style>
    <style:style style:name="T48" style:family="text">
      <style:text-properties fo:color="#000000" style:font-name="Calibri" fo:font-size="11pt" officeooo:rsid="002660db" style:font-name-asian="0" style:font-size-asian="11pt" style:language-asian="ar" style:country-asian="SA" style:font-name-complex="Calibri1" style:font-size-complex="11pt" style:language-complex="en" style:country-complex="US"/>
    </style:style>
    <style:style style:name="T49" style:family="text">
      <style:text-properties officeooo:rsid="0023eb52"/>
    </style:style>
    <style:style style:name="T50" style:family="text">
      <style:text-properties officeooo:rsid="002660db"/>
    </style:style>
    <style:style style:name="T51" style:family="text">
      <style:text-properties officeooo:rsid="00270609"/>
    </style:style>
    <style:style style:name="T52" style:family="text">
      <style:text-properties officeooo:rsid="00297706"/>
    </style:style>
    <style:style style:name="T53" style:family="text">
      <style:text-properties officeooo:rsid="003175e7"/>
    </style:style>
    <style:style style:name="T54" style:family="text">
      <style:text-properties officeooo:rsid="0031c507"/>
    </style:style>
    <style:style style:name="T55" style:family="text">
      <style:text-properties officeooo:rsid="00323a52"/>
    </style:style>
    <style:style style:name="T56" style:family="text">
      <style:text-properties officeooo:rsid="0033a25a"/>
    </style:style>
    <style:style style:name="T57" style:family="text">
      <style:text-properties officeooo:rsid="00362e29"/>
    </style:style>
    <style:style style:name="T58" style:family="text">
      <style:text-properties officeooo:rsid="0038240b"/>
    </style:style>
    <style:style style:name="T59" style:family="text">
      <style:text-properties officeooo:rsid="004b3501"/>
    </style:style>
    <style:style style:name="T60" style:family="text">
      <style:text-properties officeooo:rsid="004c66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nit Tests</text:p>
      <text:p text:style-name="P1">Konrad Wisniewski - <text:span text:style-name="T33">10135143</text:span></text:p>
      <text:p text:style-name="Standard">The unit tests below give an idea of how the system should and shouldn’t behave in various conditions. It is important that the programs only return “<text:span text:style-name="T33">allow</text:span>”, “<text:span text:style-name="T33">deny</text:span>” and “unspecified”. These messages are used as to not betray the inner workings of the program to an adversary that is trying to brute force the system.</text:p>
      <text:p text:style-name="P17"><text:span text:style-name="T1">1 – </text:span><text:span text:style-name="T2">A</text:span><text:span text:style-name="T4"> </text:span><text:span text:style-name="T5">TCP </text:span><text:span text:style-name="T4">allow</text:span><text:span text:style-name="T2"> rule </text:span><text:span text:style-name="T3">that </text:span><text:span text:style-name="T2">completely mat</text:span><text:span text:style-name="T3">ches the</text:span><text:span text:style-name="T2"> </text:span><text:span text:style-name="T4">packet </text:span><text:span text:style-name="T2">should </text:span><text:span text:style-name="T3">return </text:span><text:span text:style-name="T2">allow</text:span></text:p>
      <text:p text:style-name="P20">This rule is to make sure that matching allow rules work. This particular test also makes sure that TCP rules work properly. </text:p>
      <text:p text:style-name="P2"><text:span text:style-name="T18">Rule File </text:span><text:span text:style-name="T20">(rule1.txt)</text:span></text:p>
      <text:p text:style-name="P2"><text:span text:style-name="T41">allow</text:span> tcp 100.100.100.<text:span text:style-name="T42">100</text:span>:10000 -&gt; 10.10.10.<text:span text:style-name="T43">10</text:span>:10</text:p>
      <text:p text:style-name="P3"><text:span text:style-name="T19">Packet</text:span><text:span text:style-name="T18"> </text:span><text:span text:style-name="T19">values </text:span><text:span text:style-name="T21">(tcpPacket.dat)</text:span><text:span text:style-name="T18">:</text:span></text:p>
      <text:p text:style-name="P10"><text:span text:style-name="T18"><text:tab/>Protocol: </text:span><text:span text:style-name="T34">TCP</text:span></text:p>
      <text:p text:style-name="P10"><text:span text:style-name="T18"><text:tab/>Source IP: <text:s/></text:span><text:span text:style-name="T35">100.100.100.</text:span><text:span text:style-name="T36">100</text:span></text:p>
      <text:p text:style-name="P10"><text:span text:style-name="T18"><text:tab/>Source Port: </text:span><text:span text:style-name="T35">10000</text:span></text:p>
      <text:p text:style-name="P10"><text:span text:style-name="T18"><text:tab/>Dest IP: </text:span><text:span text:style-name="T35">10.10.10.</text:span><text:span text:style-name="T37">10</text:span></text:p>
      <text:p text:style-name="P10"><text:span text:style-name="T18"><text:tab/>Dest Port: </text:span><text:span text:style-name="T38">1</text:span><text:span text:style-name="T35">0</text:span></text:p>
      <text:p text:style-name="P32">Expected Outputs: </text:p>
      <text:p text:style-name="P18">allow</text:p>
      <text:p text:style-name="P27"><text:span text:style-name="T6">2</text:span><text:span text:style-name="T1"> – </text:span><text:span text:style-name="T2">A</text:span><text:span text:style-name="T4">n </text:span><text:span text:style-name="T6">UDP</text:span><text:span text:style-name="T5"> </text:span><text:span text:style-name="T4">allow</text:span><text:span text:style-name="T2"> rule </text:span><text:span text:style-name="T3">that </text:span><text:span text:style-name="T2">completely mat</text:span><text:span text:style-name="T3">ches the</text:span><text:span text:style-name="T2"> </text:span><text:span text:style-name="T4">packet </text:span><text:span text:style-name="T2">should </text:span><text:span text:style-name="T3">return </text:span><text:span text:style-name="T2">allow</text:span></text:p>
      <text:p text:style-name="P21">This rule is to make sure that matching allow rules work. This particular test also makes sure that <text:span text:style-name="T44">UDP</text:span> rules work properly.</text:p>
      <text:p text:style-name="P4"><text:span text:style-name="T18">Rule File </text:span><text:span text:style-name="T22">(</text:span><text:span text:style-name="T24">rule2.dat</text:span><text:span text:style-name="T22">)</text:span><text:span text:style-name="T18">:</text:span></text:p>
      <text:p text:style-name="P4">allow udp 139.133.217.110:39376 -&gt; 139.133.233.2:1087</text:p>
      <text:p text:style-name="P5"><text:span text:style-name="T19">Packet</text:span><text:span text:style-name="T18"> </text:span><text:span text:style-name="T19">values </text:span><text:span text:style-name="T23">(</text:span><text:span text:style-name="T22">udpPacket.dat</text:span><text:span text:style-name="T23">)</text:span></text:p>
      <text:p text:style-name="P11"><text:span text:style-name="T18"><text:tab/>Protocol: </text:span><text:span text:style-name="T39">UDP</text:span></text:p>
      <text:p text:style-name="P12"><text:span text:style-name="T18"><text:tab/>Source IP: <text:s/></text:span><text:span text:style-name="T35">139.133.217.110</text:span></text:p>
      <text:p text:style-name="P12"><text:span text:style-name="T18"><text:tab/>Source Port: </text:span><text:span text:style-name="T35">39376</text:span></text:p>
      <text:p text:style-name="P12"><text:span text:style-name="T18"><text:tab/>Dest IP: </text:span><text:span text:style-name="T35">139.133.233.2</text:span></text:p>
      <text:p text:style-name="P12"><text:soft-page-break/><text:span text:style-name="T18"><text:tab/>Dest Port: </text:span><text:span text:style-name="T35">1087</text:span></text:p>
      <text:p text:style-name="P33">Expected Outputs: </text:p>
      <text:p text:style-name="P19">allow</text:p>
      <text:p text:style-name="P28"><text:span text:style-name="T7">3</text:span><text:span text:style-name="T1"> – </text:span><text:span text:style-name="T2">A</text:span><text:span text:style-name="T4"> </text:span><text:span text:style-name="T7">deny r</text:span><text:span text:style-name="T2">ule </text:span><text:span text:style-name="T3">that </text:span><text:span text:style-name="T2">completely mat</text:span><text:span text:style-name="T3">ches the</text:span><text:span text:style-name="T2"> </text:span><text:span text:style-name="T4">packet </text:span><text:span text:style-name="T2">should </text:span><text:span text:style-name="T3">return </text:span><text:span text:style-name="T8">deny</text:span></text:p>
      <text:p text:style-name="P22">This rule is to make sure that matching <text:span text:style-name="T45">deny</text:span> rules work. <text:span text:style-name="T49">This packet has been rejected by the program. This would protect the user from receiving packets that could be harmful.</text:span></text:p>
      <text:p text:style-name="P6"><text:span text:style-name="T18">Rule File </text:span><text:span text:style-name="T20">(rule</text:span><text:span text:style-name="T25">3</text:span><text:span text:style-name="T20">.txt)</text:span></text:p>
      <text:p text:style-name="P6"><text:span text:style-name="T46">deny</text:span> tcp 100.100.100.<text:span text:style-name="T42">100</text:span>:10000 -&gt; 10.10.10.<text:span text:style-name="T43">10</text:span>:10</text:p>
      <text:p text:style-name="P6"><text:span text:style-name="T19">Packet</text:span><text:span text:style-name="T18"> </text:span><text:span text:style-name="T19">values </text:span><text:span text:style-name="T21">(tcpPacket.dat)</text:span><text:span text:style-name="T18">:</text:span></text:p>
      <text:p text:style-name="P13"><text:span text:style-name="T18"><text:tab/>Protocol: </text:span><text:span text:style-name="T34">TCP</text:span></text:p>
      <text:p text:style-name="P13"><text:span text:style-name="T18"><text:tab/>Source IP: <text:s/></text:span><text:span text:style-name="T35">100.100.100.</text:span><text:span text:style-name="T36">100</text:span></text:p>
      <text:p text:style-name="P13"><text:span text:style-name="T18"><text:tab/>Source Port: </text:span><text:span text:style-name="T35">10000</text:span></text:p>
      <text:p text:style-name="P13"><text:span text:style-name="T18"><text:tab/>Dest IP: </text:span><text:span text:style-name="T35">10.10.10.</text:span><text:span text:style-name="T37">10</text:span></text:p>
      <text:p text:style-name="P13"><text:span text:style-name="T18"><text:tab/>Dest Port: </text:span><text:span text:style-name="T38">1</text:span><text:span text:style-name="T35">0</text:span></text:p>
      <text:p text:style-name="P34">Expected Outputs: </text:p>
      <text:p text:style-name="P25">deny</text:p>
      <text:p text:style-name="P29"><text:span text:style-name="T8">4</text:span><text:span text:style-name="T1"> – </text:span><text:span text:style-name="T4"><text:s/></text:span><text:span text:style-name="T8">A wildcard</text:span><text:span text:style-name="T3"> source port </text:span><text:span text:style-name="T8">allow </text:span><text:span text:style-name="T7">r</text:span><text:span text:style-name="T2">ule </text:span><text:span text:style-name="T3">that </text:span><text:span text:style-name="T8">matches</text:span><text:span text:style-name="T3"> </text:span><text:span text:style-name="T10">the </text:span><text:span text:style-name="T4">packet </text:span><text:span text:style-name="T2">should </text:span><text:span text:style-name="T3">return </text:span><text:span text:style-name="T8">allow</text:span></text:p>
      <text:p text:style-name="P23">This rule is to make sure that <text:span text:style-name="T50">source port wildcards work. The rule should match if the everything but the source port matches.</text:span></text:p>
      <text:p text:style-name="P7"><text:span text:style-name="T18">Rule File </text:span><text:span text:style-name="T20">(rule</text:span><text:span text:style-name="T25">4</text:span><text:span text:style-name="T20">.txt)</text:span></text:p>
      <text:p text:style-name="P7">allow tcp 100.100.100.100:* -&gt; 10.10.10.10:10 </text:p>
      <text:p text:style-name="P7"><text:span text:style-name="T19">Packet</text:span><text:span text:style-name="T18"> </text:span><text:span text:style-name="T19">values </text:span><text:span text:style-name="T21">(tcpPacket.dat)</text:span><text:span text:style-name="T18">:</text:span></text:p>
      <text:p text:style-name="P14"><text:span text:style-name="T18"><text:tab/>Protocol: </text:span><text:span text:style-name="T34">TCP</text:span></text:p>
      <text:p text:style-name="P14"><text:span text:style-name="T18"><text:tab/>Source IP: <text:s/></text:span><text:span text:style-name="T35">100.100.100.</text:span><text:span text:style-name="T36">100</text:span></text:p>
      <text:p text:style-name="P14"><text:span text:style-name="T18"><text:tab/>Source Port: </text:span><text:span text:style-name="T35">10000</text:span></text:p>
      <text:p text:style-name="P14"><text:span text:style-name="T18"><text:tab/>Dest IP: </text:span><text:span text:style-name="T35">10.10.10.</text:span><text:span text:style-name="T37">10</text:span></text:p>
      <text:p text:style-name="P14"><text:span text:style-name="T18"><text:tab/>Dest Port: </text:span><text:span text:style-name="T38">1</text:span><text:span text:style-name="T35">0</text:span></text:p>
      <text:p text:style-name="P35">Expected Outputs: </text:p>
      <text:p text:style-name="P26"><text:soft-page-break/><text:span text:style-name="T47">allo</text:span><text:span text:style-name="T48">w</text:span></text:p>
      <text:p text:style-name="P29"><text:span text:style-name="T8">5</text:span><text:span text:style-name="T1"> – </text:span><text:span text:style-name="T4"><text:s/></text:span><text:span text:style-name="T8">A wildcard</text:span><text:span text:style-name="T3"> </text:span><text:span text:style-name="T9">dest</text:span><text:span text:style-name="T3"> port </text:span><text:span text:style-name="T8">allow </text:span><text:span text:style-name="T7">r</text:span><text:span text:style-name="T2">ule </text:span><text:span text:style-name="T3">that </text:span><text:span text:style-name="T8">matches</text:span><text:span text:style-name="T3"> </text:span><text:span text:style-name="T10">the </text:span><text:span text:style-name="T4">packet </text:span><text:span text:style-name="T2">should </text:span><text:span text:style-name="T3">return </text:span><text:span text:style-name="T8">allow</text:span></text:p>
      <text:p text:style-name="P24">This rule is to make sure that <text:span text:style-name="T51">dest port wildcards work. The rule should match if the everything but the dest port matches.</text:span></text:p>
      <text:p text:style-name="P8"><text:span text:style-name="T18">Rule File </text:span><text:span text:style-name="T20">(rule</text:span><text:span text:style-name="T26">5</text:span><text:span text:style-name="T20">.txt)</text:span></text:p>
      <text:p text:style-name="P8">allow tcp 100.100.100.100:10000 -&gt; 10.10.10.10:* </text:p>
      <text:p text:style-name="P8"><text:span text:style-name="T19">Packet</text:span><text:span text:style-name="T18"> </text:span><text:span text:style-name="T19">values </text:span><text:span text:style-name="T21">(tcpPacket.dat)</text:span><text:span text:style-name="T18">:</text:span></text:p>
      <text:p text:style-name="P15"><text:span text:style-name="T18"><text:tab/>Protocol: </text:span><text:span text:style-name="T34">TCP</text:span></text:p>
      <text:p text:style-name="P15"><text:span text:style-name="T18"><text:tab/>Source IP: <text:s/></text:span><text:span text:style-name="T35">100.100.100.</text:span><text:span text:style-name="T36">100</text:span></text:p>
      <text:p text:style-name="P15"><text:span text:style-name="T18"><text:tab/>Source Port: </text:span><text:span text:style-name="T35">10000</text:span></text:p>
      <text:p text:style-name="P15"><text:span text:style-name="T18"><text:tab/>Dest IP: </text:span><text:span text:style-name="T35">10.10.10.</text:span><text:span text:style-name="T37">10</text:span></text:p>
      <text:p text:style-name="P15"><text:span text:style-name="T18"><text:tab/>Dest Port: </text:span><text:span text:style-name="T38">1</text:span><text:span text:style-name="T35">0</text:span></text:p>
      <text:p text:style-name="P36">Expected Outputs: </text:p>
      <text:p text:style-name="P42">allow</text:p>
      <text:p text:style-name="P42"/>
      <text:p text:style-name="P30"><text:span text:style-name="T10">6</text:span><text:span text:style-name="T1"> – </text:span><text:span text:style-name="T4"><text:s/></text:span><text:span text:style-name="T8">A wildcard</text:span><text:span text:style-name="T3"> </text:span><text:span text:style-name="T10">source</text:span><text:span text:style-name="T3"> </text:span><text:span text:style-name="T10">ip</text:span><text:span text:style-name="T3"> </text:span><text:span text:style-name="T8">allow </text:span><text:span text:style-name="T7">r</text:span><text:span text:style-name="T2">ule </text:span><text:span text:style-name="T3">that </text:span><text:span text:style-name="T8">matches</text:span><text:span text:style-name="T3"> </text:span><text:span text:style-name="T10">the</text:span><text:span text:style-name="T2"> </text:span><text:span text:style-name="T4">packet </text:span><text:span text:style-name="T2">should </text:span><text:span text:style-name="T3">return </text:span><text:span text:style-name="T8">allow</text:span></text:p>
      <text:p text:style-name="P24">This rule is to make sure that <text:span text:style-name="T52">source ip wildcards work. The rule should match if the source IP matches the first 3 sections of the rule. The test should repeated for wildcard destination ip allow rules.</text:span></text:p>
      <text:p text:style-name="P9"><text:span text:style-name="T18">Rule File </text:span><text:span text:style-name="T20">(rule</text:span><text:span text:style-name="T27">6</text:span><text:span text:style-name="T20">.txt)</text:span></text:p>
      <text:p text:style-name="P9">allow tcp 100.100.100.*:10000 -&gt; 10.10.10.10:<text:span text:style-name="T52">10</text:span></text:p>
      <text:p text:style-name="P9"><text:span text:style-name="T19">Packet</text:span><text:span text:style-name="T18"> </text:span><text:span text:style-name="T19">values </text:span><text:span text:style-name="T21">(tcpPacket.dat)</text:span><text:span text:style-name="T18">:</text:span></text:p>
      <text:p text:style-name="P16"><text:span text:style-name="T18"><text:tab/>Protocol: </text:span><text:span text:style-name="T34">TCP</text:span></text:p>
      <text:p text:style-name="P16"><text:span text:style-name="T18"><text:tab/>Source IP: <text:s/></text:span><text:span text:style-name="T35">100.100.100.</text:span><text:span text:style-name="T36">100</text:span></text:p>
      <text:p text:style-name="P16"><text:span text:style-name="T18"><text:tab/>Source Port: </text:span><text:span text:style-name="T35">10000</text:span></text:p>
      <text:p text:style-name="P16"><text:span text:style-name="T18"><text:tab/>Dest IP: </text:span><text:span text:style-name="T35">10.10.10.</text:span><text:span text:style-name="T37">10</text:span></text:p>
      <text:p text:style-name="P16"><text:span text:style-name="T18"><text:tab/>Dest Port: </text:span><text:span text:style-name="T38">1</text:span><text:span text:style-name="T35">0</text:span></text:p>
      <text:p text:style-name="P37">Expected Outputs: </text:p>
      <text:p text:style-name="P43">allow</text:p>
      <text:p text:style-name="P43"/>
      <text:p text:style-name="P43"><text:soft-page-break/></text:p>
      <text:p text:style-name="P62"><text:span text:style-name="T11">7</text:span><text:span text:style-name="T1"> – </text:span><text:span text:style-name="T4"><text:s/></text:span><text:span text:style-name="T12">A matching deny rule should ignore later </text:span><text:span text:style-name="T13">allow rules </text:span><text:span text:style-name="T17">and return deny</text:span></text:p>
      <text:p text:style-name="P49">This rule is to make sure that <text:span text:style-name="T55">if a rule matches, the subsequent rules are ignored. If a packet matches a deny rule, a later allow rule should not override the deny rule. This means that the order of rules is important. </text:span></text:p>
      <text:p text:style-name="P52"><text:span text:style-name="T18">Rule File </text:span><text:span text:style-name="T20">(rule</text:span><text:span text:style-name="T32">7.</text:span><text:span text:style-name="T20">txt)</text:span></text:p>
      <text:p text:style-name="P52"><text:span text:style-name="T54">deny</text:span> tcp 100.100.100.<text:span text:style-name="T53">100</text:span>:10000 -&gt; 10.10.10.10:<text:span text:style-name="T52">10</text:span></text:p>
      <text:p text:style-name="P53">allow tcp 100.100.100.<text:span text:style-name="T53">100</text:span>:10000 -&gt; 10.10.10.10:<text:span text:style-name="T52">10</text:span></text:p>
      <text:p text:style-name="P52"><text:span text:style-name="T19">Packet</text:span><text:span text:style-name="T18"> </text:span><text:span text:style-name="T19">values </text:span><text:span text:style-name="T21">(tcpPacket.dat)</text:span><text:span text:style-name="T18">:</text:span></text:p>
      <text:p text:style-name="P57"><text:span text:style-name="T18"><text:tab/>Protocol: </text:span><text:span text:style-name="T34">TCP</text:span></text:p>
      <text:p text:style-name="P57"><text:span text:style-name="T18"><text:tab/>Source IP: <text:s/></text:span><text:span text:style-name="T35">100.100.100.</text:span><text:span text:style-name="T36">100</text:span></text:p>
      <text:p text:style-name="P57"><text:span text:style-name="T18"><text:tab/>Source Port: </text:span><text:span text:style-name="T35">10000</text:span></text:p>
      <text:p text:style-name="P57"><text:span text:style-name="T18"><text:tab/>Dest IP: </text:span><text:span text:style-name="T35">10.10.10.</text:span><text:span text:style-name="T37">10</text:span></text:p>
      <text:p text:style-name="P57"><text:span text:style-name="T18"><text:tab/>Dest Port: </text:span><text:span text:style-name="T38">1</text:span><text:span text:style-name="T35">0</text:span></text:p>
      <text:p text:style-name="P38">Expected Outputs: </text:p>
      <text:p text:style-name="P44">deny</text:p>
      <text:p text:style-name="P63"><text:span text:style-name="T13">8 </text:span><text:span text:style-name="T1">– </text:span><text:span text:style-name="T4"><text:s/></text:span><text:span text:style-name="T14">If there are n</text:span><text:span text:style-name="T13">o matching rules </text:span><text:span text:style-name="T14">the program</text:span><text:span text:style-name="T13"> should return unspecified</text:span></text:p>
      <text:p text:style-name="P48">This rule is to make sure that <text:span text:style-name="T56">if no matching rules exist, the program returns unspecified. This is a safe default if the system is unsure what to do with a packet.</text:span></text:p>
      <text:p text:style-name="P54"><text:span text:style-name="T18">Rule File </text:span><text:span text:style-name="T20">(rule</text:span><text:span text:style-name="T28">8</text:span><text:span text:style-name="T20">.txt)</text:span></text:p>
      <text:p text:style-name="P54"><text:span text:style-name="T54">deny</text:span> tcp <text:span text:style-name="T57">1</text:span>.<text:span text:style-name="T57">1</text:span>.100.<text:span text:style-name="T57">1</text:span>:10000 -&gt; 10.10.10.10:<text:span text:style-name="T57">1</text:span></text:p>
      <text:p text:style-name="P54">allow <text:span text:style-name="T57">udp</text:span> 100.100.100.<text:span text:style-name="T53">100</text:span>:10000 -&gt; 10.10.10.10:<text:span text:style-name="T52">10</text:span></text:p>
      <text:p text:style-name="P54"><text:span text:style-name="T19">Packet</text:span><text:span text:style-name="T18"> </text:span><text:span text:style-name="T19">values </text:span><text:span text:style-name="T21">(tcpPacket.dat)</text:span><text:span text:style-name="T18">:</text:span></text:p>
      <text:p text:style-name="P58"><text:span text:style-name="T18"><text:tab/>Protocol: </text:span><text:span text:style-name="T34">TCP</text:span></text:p>
      <text:p text:style-name="P58"><text:span text:style-name="T18"><text:tab/>Source IP: <text:s/></text:span><text:span text:style-name="T35">100.100.100.</text:span><text:span text:style-name="T36">100</text:span></text:p>
      <text:p text:style-name="P58"><text:span text:style-name="T18"><text:tab/>Source Port: </text:span><text:span text:style-name="T35">10000</text:span></text:p>
      <text:p text:style-name="P58"><text:span text:style-name="T18"><text:tab/>Dest IP: </text:span><text:span text:style-name="T35">10.10.10.</text:span><text:span text:style-name="T37">10</text:span></text:p>
      <text:p text:style-name="P58"><text:span text:style-name="T18"><text:tab/>Dest Port: </text:span><text:span text:style-name="T38">1</text:span><text:span text:style-name="T35">0</text:span></text:p>
      <text:p text:style-name="P39">Expected Outputs: </text:p>
      <text:p text:style-name="P45"><text:soft-page-break/>unspecified</text:p>
      <text:p text:style-name="P64"><text:span text:style-name="T14">9</text:span><text:span text:style-name="T13"> </text:span><text:span text:style-name="T1">– </text:span><text:span text:style-name="T4"><text:s/></text:span><text:span text:style-name="T14">An allow rule with multiple wildcards should work</text:span></text:p>
      <text:p text:style-name="P50">This rule is to make sure that <text:span text:style-name="T58">multiple wildcards work properly. This example has a wildcard for the source ip, the source port, the destination ip, and the destination port.</text:span></text:p>
      <text:p text:style-name="P55"><text:span text:style-name="T18">Rule File </text:span><text:span text:style-name="T20">(rule</text:span><text:span text:style-name="T29">9</text:span><text:span text:style-name="T20">.txt)</text:span></text:p>
      <text:p text:style-name="P55">allow tcp 100.100.100.*:* -&gt; 10.10.10.*:*</text:p>
      <text:p text:style-name="P55"><text:span text:style-name="T19">Packet</text:span><text:span text:style-name="T18"> </text:span><text:span text:style-name="T19">values </text:span><text:span text:style-name="T21">(tcpPacket.dat)</text:span><text:span text:style-name="T18">:</text:span></text:p>
      <text:p text:style-name="P59"><text:span text:style-name="T18"><text:tab/>Protocol: </text:span><text:span text:style-name="T34">TCP</text:span></text:p>
      <text:p text:style-name="P59"><text:span text:style-name="T18"><text:tab/>Source IP: <text:s/></text:span><text:span text:style-name="T35">100.100.100.</text:span><text:span text:style-name="T36">100</text:span></text:p>
      <text:p text:style-name="P59"><text:span text:style-name="T18"><text:tab/>Source Port: </text:span><text:span text:style-name="T35">10000</text:span></text:p>
      <text:p text:style-name="P59"><text:span text:style-name="T18"><text:tab/>Dest IP: </text:span><text:span text:style-name="T35">10.10.10.</text:span><text:span text:style-name="T37">10</text:span></text:p>
      <text:p text:style-name="P59"><text:span text:style-name="T18"><text:tab/>Dest Port: </text:span><text:span text:style-name="T38">1</text:span><text:span text:style-name="T35">0</text:span></text:p>
      <text:p text:style-name="P40">Expected Outputs: </text:p>
      <text:p text:style-name="P46">allow</text:p>
      <text:p text:style-name="P65"><text:span text:style-name="T15">10</text:span><text:span text:style-name="T13"> </text:span><text:span text:style-name="T1">– </text:span><text:span text:style-name="T4"><text:s/></text:span><text:span text:style-name="T16">A non TCP/UDP packet should return unspecified</text:span></text:p>
      <text:p text:style-name="P51">This rule insures that only recognized protocols are accepted. The packet that <text:span text:style-name="T59">is sent is a </text:span>icmp <text:span text:style-name="T59">reply. Refusing unsupported formats helps reduce the surface of attack and therefore improves security. There is less vulnerabilities to consider if we only allow TCP and UDP packets.</text:span></text:p>
      <text:p text:style-name="P56"><text:span text:style-name="T18">Rule File </text:span><text:span text:style-name="T20">(rule</text:span><text:span text:style-name="T30">10</text:span><text:span text:style-name="T20">.txt)</text:span></text:p>
      <text:p text:style-name="P56">allow icmp 139.133.233.2:* -&gt; 139.133.217.110:*</text:p>
      <text:p text:style-name="P56"><text:span text:style-name="T19">Packet</text:span><text:span text:style-name="T18"> </text:span><text:span text:style-name="T19">values </text:span><text:span text:style-name="T21">(icmpPacket.dat)</text:span><text:span text:style-name="T18">:</text:span></text:p>
      <text:p text:style-name="P60"><text:span text:style-name="T18"><text:tab/>Protocol: </text:span><text:span text:style-name="T40">icmp</text:span></text:p>
      <text:p text:style-name="P66"><text:span text:style-name="T31"><text:tab/>Source IP: <text:s/></text:span><text:span text:style-name="T36"><text:s/></text:span><text:span text:style-name="T35">139.133.233.2</text:span></text:p>
      <text:p text:style-name="P61"><text:span text:style-name="T18"><text:tab/>Dest IP: </text:span><text:span text:style-name="T37"><text:s/></text:span><text:span text:style-name="T35">139.133.217.110</text:span></text:p>
      <text:p text:style-name="P41">Expected Outputs: </text:p>
      <text:p text:style-name="P47">unspecified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ichael Wisniewski</meta:initial-creator>
    <meta:editing-cycles>198</meta:editing-cycles>
    <meta:creation-date>2018-10-30T05:29:00</meta:creation-date>
    <dc:date>2018-12-06T10:27:42.990132031</dc:date>
    <meta:editing-duration>PT3H44M29S</meta:editing-duration>
    <meta:generator>LibreOffice/6.0.6.2$Linux_X86_64 LibreOffice_project/00$Build-2</meta:generator>
    <meta:document-statistic meta:table-count="0" meta:image-count="0" meta:object-count="0" meta:page-count="5" meta:paragraph-count="123" meta:word-count="774" meta:character-count="5039" meta:non-whitespace-character-count="42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